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18d20c1" officeooo:paragraph-rsid="018d20c1"/>
    </style:style>
    <style:style style:name="P2" style:family="paragraph" style:parent-style-name="Text_20_body">
      <style:text-properties officeooo:rsid="0108c732" officeooo:paragraph-rsid="01be1bc5"/>
    </style:style>
    <style:style style:name="P3" style:family="paragraph" style:parent-style-name="Text_20_body">
      <style:text-properties fo:font-weight="bold" officeooo:rsid="00ae77e5" officeooo:paragraph-rsid="00ae77e5" style:font-weight-asian="bold" style:font-weight-complex="bold"/>
    </style:style>
    <style:style style:name="P4" style:family="paragraph" style:parent-style-name="Text_20_body" style:master-page-name="">
      <style:paragraph-properties fo:margin-left="0.199cm" fo:margin-right="0cm" fo:margin-top="0cm" fo:margin-bottom="0.049cm" style:contextual-spacing="false" fo:line-height="120%" fo:text-indent="-0.199cm" style:auto-text-indent="false" style:page-number="auto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</style:tab-stops>
      </style:paragraph-properties>
      <style:text-properties fo:font-weight="bold" officeooo:rsid="018b0a3e" officeooo:paragraph-rsid="018b0a3e" style:font-weight-asian="bold" style:font-weight-complex="bold"/>
    </style:style>
    <style:style style:name="P5" style:family="paragraph" style:parent-style-name="Text_20_body">
      <style:paragraph-properties fo:margin-left="0.199cm" fo:margin-right="0cm" fo:margin-top="0cm" fo:margin-bottom="0.049cm" style:contextual-spacing="false" fo:line-height="120%" fo:text-indent="-0.199cm" style:auto-text-indent="false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</style:tab-stops>
      </style:paragraph-properties>
      <style:text-properties style:text-underline-style="solid" style:text-underline-width="auto" style:text-underline-color="font-color" fo:font-weight="bold" officeooo:rsid="01a387df" officeooo:paragraph-rsid="01be1bc5" style:font-weight-asian="bold" style:font-weight-complex="bold"/>
    </style:style>
    <style:style style:name="P6" style:family="paragraph" style:parent-style-name="Text_20_body">
      <style:paragraph-properties fo:margin-left="1.251cm" fo:margin-right="0cm" fo:margin-top="0cm" fo:margin-bottom="0.049cm" style:contextual-spacing="false" fo:line-height="120%" fo:text-indent="-0.199cm" style:auto-text-indent="false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</style:tab-stops>
      </style:paragraph-properties>
      <style:text-properties fo:font-size="10pt" fo:font-style="normal" style:text-underline-style="none" fo:font-weight="bold" officeooo:rsid="01a38ef1" officeooo:paragraph-rsid="01a38ef1" style:font-size-asian="10pt" style:font-style-asian="normal" style:font-weight-asian="bold" style:font-size-complex="10pt" style:font-style-complex="normal" style:font-weight-complex="bold"/>
    </style:style>
    <style:style style:name="P7" style:family="paragraph" style:parent-style-name="Text_20_body">
      <style:paragraph-properties fo:margin-left="1.251cm" fo:margin-right="0cm" fo:margin-top="0cm" fo:margin-bottom="0.049cm" style:contextual-spacing="false" fo:line-height="120%" fo:text-indent="-0.199cm" style:auto-text-indent="false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</style:tab-stops>
      </style:paragraph-properties>
      <style:text-properties fo:font-size="4pt" fo:font-style="normal" style:text-underline-style="none" fo:font-weight="bold" officeooo:rsid="01a38ef1" officeooo:paragraph-rsid="01a38ef1" style:font-size-asian="3.5pt" style:font-style-asian="normal" style:font-weight-asian="bold" style:font-size-complex="4pt" style:font-style-complex="normal" style:font-weight-complex="bold"/>
    </style:style>
    <style:style style:name="P8" style:family="paragraph" style:parent-style-name="Text_20_body" style:master-page-name="">
      <style:paragraph-properties fo:margin-left="1.401cm" fo:margin-right="0cm" fo:margin-top="0cm" fo:margin-bottom="0.049cm" style:contextual-spacing="false" fo:line-height="120%" fo:text-indent="-0.9cm" style:auto-text-indent="false" style:page-number="auto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</style:tab-stops>
      </style:paragraph-properties>
      <style:text-properties fo:font-size="11pt" fo:font-weight="bold" officeooo:rsid="01303d65" officeooo:paragraph-rsid="01a59c05" style:font-size-asian="9.60000038146973pt" style:font-weight-asian="bold" style:font-size-complex="11pt" style:font-weight-complex="bold"/>
    </style:style>
    <style:style style:name="P9" style:family="paragraph" style:parent-style-name="Title">
      <style:text-properties style:text-underline-style="solid" style:text-underline-width="auto" style:text-underline-color="font-color" officeooo:rsid="01be1bc5" officeooo:paragraph-rsid="01be1bc5"/>
    </style:style>
    <style:style style:name="P10" style:family="paragraph" style:parent-style-name="Code">
      <style:paragraph-properties fo:margin-left="0cm" fo:margin-right="0cm" fo:text-indent="0cm" style:auto-text-indent="false"/>
      <style:text-properties officeooo:rsid="00a6fce5" officeooo:paragraph-rsid="01be1bc5"/>
    </style:style>
    <style:style style:name="P11" style:family="paragraph" style:parent-style-name="Code">
      <style:paragraph-properties fo:margin-left="0cm" fo:margin-right="0cm" fo:text-indent="0cm" style:auto-text-indent="false"/>
      <style:text-properties officeooo:rsid="00a6fce5" officeooo:paragraph-rsid="01c1c45f"/>
    </style:style>
    <style:style style:name="P12" style:family="paragraph" style:parent-style-name="Code">
      <style:paragraph-properties fo:margin-left="0cm" fo:margin-right="0cm" fo:text-indent="0cm" style:auto-text-indent="false"/>
      <style:text-properties officeooo:rsid="00b98129" officeooo:paragraph-rsid="01be6591"/>
    </style:style>
    <style:style style:name="P13" style:family="paragraph" style:parent-style-name="Code">
      <style:text-properties officeooo:paragraph-rsid="01bc753e"/>
    </style:style>
    <style:style style:name="P14" style:family="paragraph" style:parent-style-name="Code">
      <style:text-properties officeooo:paragraph-rsid="01bee079"/>
    </style:style>
    <style:style style:name="P15" style:family="paragraph" style:parent-style-name="Heading_20_2">
      <style:text-properties officeooo:rsid="01be1bc5" officeooo:paragraph-rsid="01be1bc5"/>
    </style:style>
    <style:style style:name="P16" style:family="paragraph" style:parent-style-name="Heading_20_2">
      <style:text-properties officeooo:rsid="01c1c45f" officeooo:paragraph-rsid="01c1c45f"/>
    </style:style>
    <style:style style:name="P17" style:family="paragraph" style:parent-style-name="Heading_20_2">
      <style:text-properties fo:font-weight="bold" officeooo:rsid="01c571a4" style:font-weight-asian="bold" style:font-weight-complex="bold"/>
    </style:style>
    <style:style style:name="P18" style:family="paragraph" style:parent-style-name="Heading_20_3">
      <style:text-properties officeooo:paragraph-rsid="01be6591"/>
    </style:style>
    <style:style style:name="P19" style:family="paragraph" style:parent-style-name="Heading_20_3">
      <style:text-properties officeooo:rsid="01c58f4a" officeooo:paragraph-rsid="01c58f4a"/>
    </style:style>
    <style:style style:name="P20" style:family="paragraph" style:parent-style-name="Heading_20_1">
      <style:text-properties officeooo:rsid="00bdc06b" officeooo:paragraph-rsid="00bdc06b"/>
    </style:style>
    <style:style style:name="P21" style:family="paragraph" style:parent-style-name="Heading_20_1">
      <style:text-properties officeooo:rsid="01be1bc5" officeooo:paragraph-rsid="01be1bc5"/>
    </style:style>
    <style:style style:name="P22" style:family="paragraph" style:parent-style-name="Heading_20_1">
      <style:text-properties officeooo:rsid="01bee079" officeooo:paragraph-rsid="01bee079"/>
    </style:style>
    <style:style style:name="P23" style:family="paragraph" style:parent-style-name="Heading_20_1">
      <style:text-properties officeooo:rsid="01c571a4" officeooo:paragraph-rsid="01c571a4"/>
    </style:style>
    <style:style style:name="P24" style:family="paragraph" style:parent-style-name="Text_20_body" style:list-style-name="L1">
      <style:paragraph-properties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  <style:tab-stop style:position="8.093cm"/>
        </style:tab-stops>
      </style:paragraph-properties>
      <style:text-properties officeooo:rsid="00ffec66" officeooo:paragraph-rsid="01be6591"/>
    </style:style>
    <style:style style:name="P25" style:family="paragraph" style:parent-style-name="Text_20_body" style:list-style-name="L2">
      <style:text-properties officeooo:rsid="01be1bc5" officeooo:paragraph-rsid="01be1bc5"/>
    </style:style>
    <style:style style:name="P26" style:family="paragraph" style:parent-style-name="Text_20_body" style:list-style-name="L3"/>
    <style:style style:name="P27" style:family="paragraph" style:parent-style-name="Text_20_body" style:list-style-name="L3">
      <style:text-properties officeooo:rsid="00c6b14c" officeooo:paragraph-rsid="00c6b14c"/>
    </style:style>
    <style:style style:name="P28" style:family="paragraph" style:parent-style-name="Text_20_body" style:list-style-name="L3">
      <style:text-properties officeooo:rsid="01c0805b" officeooo:paragraph-rsid="01c0805b"/>
    </style:style>
    <style:style style:name="P29" style:family="paragraph" style:parent-style-name="Text_20_body" style:list-style-name="L4">
      <style:text-properties officeooo:rsid="01be6591" officeooo:paragraph-rsid="01be6591"/>
    </style:style>
    <style:style style:name="P30" style:family="paragraph" style:parent-style-name="Text_20_body" style:list-style-name="L4">
      <style:text-properties officeooo:rsid="01c57178" officeooo:paragraph-rsid="01c57178"/>
    </style:style>
    <style:style style:name="P31" style:family="paragraph" style:parent-style-name="Text_20_body" style:list-style-name="L4">
      <style:text-properties officeooo:rsid="01c57178" officeooo:paragraph-rsid="01c57178" style:language-complex="ar" style:country-complex="SA"/>
    </style:style>
    <style:style style:name="P32" style:family="paragraph" style:parent-style-name="Text_20_body" style:list-style-name="L5">
      <style:text-properties fo:font-weight="normal" officeooo:rsid="01c58f4a" officeooo:paragraph-rsid="01c58f4a" style:font-weight-asian="normal" style:font-weight-complex="normal"/>
    </style:style>
    <style:style style:name="P33" style:family="paragraph" style:parent-style-name="Text_20_body" style:list-style-name="L6">
      <style:text-properties fo:font-weight="normal" officeooo:rsid="01c58f4a" officeooo:paragraph-rsid="01c58f4a" style:font-weight-asian="normal" style:font-weight-complex="normal"/>
    </style:style>
    <style:style style:name="P34" style:family="paragraph" style:parent-style-name="Text_20_body" style:list-style-name="L7">
      <style:text-properties officeooo:rsid="01c58f4a" officeooo:paragraph-rsid="01c58f4a"/>
    </style:style>
    <style:style style:name="P35" style:family="paragraph" style:parent-style-name="Text_20_body" style:list-style-name="L1" style:master-page-name="">
      <style:paragraph-properties fo:margin-left="0.4cm" fo:margin-right="0cm" fo:margin-top="0cm" fo:margin-bottom="0.049cm" style:contextual-spacing="false" fo:line-height="120%" fo:text-indent="0cm" style:auto-text-indent="false" style:page-number="auto">
        <style:tab-stops>
          <style:tab-stop style:position="0.106cm"/>
          <style:tab-stop style:position="1cm"/>
          <style:tab-stop style:position="1.499cm"/>
          <style:tab-stop style:position="2cm"/>
          <style:tab-stop style:position="2.499cm"/>
          <style:tab-stop style:position="3cm"/>
          <style:tab-stop style:position="8.093cm"/>
        </style:tab-stops>
      </style:paragraph-properties>
      <style:text-properties officeooo:rsid="00ffec66" officeooo:paragraph-rsid="00ffec66"/>
    </style:style>
    <style:style style:name="P36" style:family="paragraph" style:parent-style-name="Text_20_body" style:list-style-name="L1" style:master-page-name="">
      <style:paragraph-properties fo:margin-top="0cm" fo:margin-bottom="0.049cm" style:contextual-spacing="false" fo:line-height="120%" style:page-number="auto">
        <style:tab-stops>
          <style:tab-stop style:position="0.882cm"/>
          <style:tab-stop style:position="1cm"/>
          <style:tab-stop style:position="1.499cm"/>
          <style:tab-stop style:position="2cm"/>
          <style:tab-stop style:position="2.499cm"/>
          <style:tab-stop style:position="3cm"/>
          <style:tab-stop style:position="8.093cm"/>
        </style:tab-stops>
      </style:paragraph-properties>
      <style:text-properties officeooo:rsid="00ffec66" officeooo:paragraph-rsid="01be6591"/>
    </style:style>
    <style:style style:name="P37" style:family="paragraph" style:parent-style-name="Text_20_body" style:list-style-name="L1" style:master-page-name="">
      <style:paragraph-properties fo:margin-top="0cm" fo:margin-bottom="0.049cm" style:contextual-spacing="false" fo:line-height="120%" style:page-number="auto">
        <style:tab-stops>
          <style:tab-stop style:position="0.882cm"/>
          <style:tab-stop style:position="1cm"/>
          <style:tab-stop style:position="1.499cm"/>
          <style:tab-stop style:position="2cm"/>
          <style:tab-stop style:position="2.499cm"/>
          <style:tab-stop style:position="3cm"/>
          <style:tab-stop style:position="8.093cm"/>
        </style:tab-stops>
      </style:paragraph-properties>
      <style:text-properties fo:font-weight="bold" officeooo:rsid="00ffec66" officeooo:paragraph-rsid="01be96fc" style:font-weight-asian="bold" style:font-weight-complex="bold"/>
    </style:style>
    <style:style style:name="P38" style:family="paragraph" style:parent-style-name="Text_20_body" style:list-style-name="L1">
      <style:paragraph-properties fo:margin-top="0cm" fo:margin-bottom="0.049cm" style:contextual-spacing="false" fo:line-height="120%">
        <style:tab-stops>
          <style:tab-stop style:position="0.882cm"/>
          <style:tab-stop style:position="1cm"/>
          <style:tab-stop style:position="1.499cm"/>
          <style:tab-stop style:position="2cm"/>
          <style:tab-stop style:position="2.499cm"/>
          <style:tab-stop style:position="3cm"/>
          <style:tab-stop style:position="8.093cm"/>
        </style:tab-stops>
      </style:paragraph-properties>
      <style:text-properties fo:font-weight="normal" officeooo:rsid="01014c19" officeooo:paragraph-rsid="01be6591" style:font-weight-asian="normal" style:font-weight-complex="normal"/>
    </style:style>
    <style:style style:name="P39" style:family="paragraph" style:parent-style-name="Text_20_body" style:list-style-name="L1">
      <style:paragraph-properties fo:margin-top="0cm" fo:margin-bottom="0.049cm" style:contextual-spacing="false" fo:line-height="120%">
        <style:tab-stops>
          <style:tab-stop style:position="1cm"/>
          <style:tab-stop style:position="1.499cm"/>
          <style:tab-stop style:position="2cm"/>
          <style:tab-stop style:position="2.499cm"/>
          <style:tab-stop style:position="3cm"/>
        </style:tab-stops>
      </style:paragraph-properties>
      <style:text-properties fo:font-weight="normal" officeooo:rsid="0106066d" officeooo:paragraph-rsid="01bca3ca" style:font-weight-asian="normal" style:font-weight-complex="normal"/>
    </style:style>
    <style:style style:name="P40" style:family="paragraph" style:parent-style-name="Text_20_body" style:list-style-name="L1" style:master-page-name="">
      <style:paragraph-properties fo:margin-left="1.799cm" fo:margin-right="0cm" fo:margin-top="0cm" fo:margin-bottom="0.049cm" style:contextual-spacing="false" fo:line-height="120%" fo:text-indent="-0.6cm" style:auto-text-indent="false" style:page-number="auto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  <style:tab-stop style:position="8.093cm"/>
        </style:tab-stops>
      </style:paragraph-properties>
      <style:text-properties fo:font-weight="normal" officeooo:rsid="0102b123" officeooo:paragraph-rsid="01bc753e" style:font-weight-asian="normal" style:font-weight-complex="normal"/>
    </style:style>
    <style:style style:name="P41" style:family="paragraph" style:parent-style-name="Text_20_body" style:list-style-name="L1">
      <style:paragraph-properties fo:margin-left="1.199cm" fo:margin-right="0cm" fo:margin-top="0cm" fo:margin-bottom="0.049cm" style:contextual-spacing="false" fo:line-height="120%" fo:text-indent="-0.6cm" style:auto-text-indent="false">
        <style:tab-stops>
          <style:tab-stop style:position="1cm"/>
          <style:tab-stop style:position="1.499cm"/>
          <style:tab-stop style:position="2cm"/>
          <style:tab-stop style:position="2.499cm"/>
          <style:tab-stop style:position="3cm"/>
        </style:tab-stops>
      </style:paragraph-properties>
      <style:text-properties fo:font-weight="normal" officeooo:rsid="01bee079" officeooo:paragraph-rsid="01bee079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c9605d" style:font-weight-asian="bold" style:font-weight-complex="bold"/>
    </style:style>
    <style:style style:name="T3" style:family="text">
      <style:text-properties fo:font-weight="bold" officeooo:rsid="0105048e" style:font-weight-asian="bold" style:font-weight-complex="bold"/>
    </style:style>
    <style:style style:name="T4" style:family="text">
      <style:text-properties fo:font-weight="bold" officeooo:rsid="01bc753e" style:font-weight-asian="bold" style:font-weight-complex="bold"/>
    </style:style>
    <style:style style:name="T5" style:family="text">
      <style:text-properties fo:font-weight="bold" officeooo:rsid="01bca3ca" style:font-weight-asian="bold" style:font-weight-complex="bold"/>
    </style:style>
    <style:style style:name="T6" style:family="text">
      <style:text-properties fo:font-weight="bold" officeooo:rsid="00ae77e5" style:font-weight-asian="bold" style:font-weight-complex="bold"/>
    </style:style>
    <style:style style:name="T7" style:family="text">
      <style:text-properties fo:font-weight="bold" officeooo:rsid="01be6591" style:font-weight-asian="bold" style:font-weight-complex="bold"/>
    </style:style>
    <style:style style:name="T8" style:family="text">
      <style:text-properties fo:font-weight="bold" officeooo:rsid="01c58f4a" style:font-weight-asian="bold" style:font-weight-complex="bold"/>
    </style:style>
    <style:style style:name="T9" style:family="text">
      <style:text-properties style:text-underline-style="solid" style:text-underline-width="auto" style:text-underline-color="font-color" fo:font-weight="bold" officeooo:rsid="01be1bc5" style:font-weight-asian="bold" style:font-weight-complex="bold"/>
    </style:style>
    <style:style style:name="T10" style:family="text">
      <style:text-properties style:text-underline-style="solid" style:text-underline-width="auto" style:text-underline-color="font-color" officeooo:rsid="01be1bc5"/>
    </style:style>
    <style:style style:name="T11" style:family="text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T12" style:family="text">
      <style:text-properties style:font-name="Liberation Serif" fo:font-size="10pt" fo:font-weight="bold" officeooo:rsid="00a7f2fe" style:font-size-asian="10pt" style:font-weight-asian="bold" style:font-size-complex="10pt" style:font-weight-complex="bold"/>
    </style:style>
    <style:style style:name="T13" style:family="text">
      <style:text-properties style:font-name="Liberation Serif" fo:font-size="10pt" fo:font-weight="bold" officeooo:rsid="00a8c82b" style:font-size-asian="10pt" style:font-weight-asian="bold" style:font-size-complex="10pt" style:font-weight-complex="bold"/>
    </style:style>
    <style:style style:name="T14" style:family="text">
      <style:text-properties style:font-name="Liberation Serif" fo:font-size="10pt" fo:font-weight="bold" officeooo:rsid="01bc753e" style:font-size-asian="10pt" style:font-weight-asian="bold" style:font-size-complex="10pt" style:font-weight-complex="bold"/>
    </style:style>
    <style:style style:name="T15" style:family="text">
      <style:text-properties style:font-name="Liberation Serif" fo:font-size="10pt" fo:font-weight="bold" officeooo:rsid="01be6591" style:font-size-asian="10pt" style:font-weight-asian="bold" style:font-size-complex="10pt" style:font-weight-complex="bold"/>
    </style:style>
    <style:style style:name="T16" style:family="text">
      <style:text-properties style:font-name="Liberation Serif" fo:font-size="10pt" fo:font-weight="bold" officeooo:rsid="01c1c45f" style:font-size-asian="10pt" style:font-weight-asian="bold" style:font-size-complex="10pt" style:font-weight-complex="bold"/>
    </style:style>
    <style:style style:name="T17" style:family="text">
      <style:text-properties officeooo:rsid="00bed992"/>
    </style:style>
    <style:style style:name="T18" style:family="text">
      <style:text-properties officeooo:rsid="00bf4ce2"/>
    </style:style>
    <style:style style:name="T19" style:family="text">
      <style:text-properties officeooo:rsid="00c739e3"/>
    </style:style>
    <style:style style:name="T20" style:family="text">
      <style:text-properties fo:font-style="italic" style:text-underline-style="none" officeooo:rsid="01a38ef1" style:font-style-asian="italic" style:font-style-complex="italic"/>
    </style:style>
    <style:style style:name="T21" style:family="text">
      <style:text-properties fo:font-style="italic" style:text-underline-style="none" officeooo:rsid="01bb943c" style:font-style-asian="italic" style:font-style-complex="italic"/>
    </style:style>
    <style:style style:name="T22" style:family="text">
      <style:text-properties fo:font-style="italic" style:text-underline-style="none" officeooo:rsid="01be1bc5" style:font-style-asian="italic" style:font-style-complex="italic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1be1bc5" style:font-weight-asian="normal" style:font-weight-complex="normal"/>
    </style:style>
    <style:style style:name="T25" style:family="text">
      <style:text-properties fo:font-weight="normal" officeooo:rsid="0102b123" style:font-weight-asian="normal" style:font-weight-complex="normal"/>
    </style:style>
    <style:style style:name="T26" style:family="text">
      <style:text-properties fo:font-weight="normal" officeooo:rsid="01be6591" style:font-weight-asian="normal" style:font-weight-complex="normal"/>
    </style:style>
    <style:style style:name="T27" style:family="text">
      <style:text-properties fo:font-weight="normal" officeooo:rsid="01be96fc" style:font-weight-asian="normal" style:font-weight-complex="normal"/>
    </style:style>
    <style:style style:name="T28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9" style:family="text">
      <style:text-properties fo:font-style="normal" style:text-underline-style="none" fo:font-weight="normal" officeooo:rsid="01a38ef1" style:font-style-asian="normal" style:font-weight-asian="normal" style:font-style-complex="normal" style:font-weight-complex="normal"/>
    </style:style>
    <style:style style:name="T30" style:family="text">
      <style:text-properties fo:font-style="normal" style:text-underline-style="none" fo:font-weight="normal" officeooo:rsid="01bb943c" style:font-style-asian="normal" style:font-weight-asian="normal" style:font-style-complex="normal" style:font-weight-complex="normal"/>
    </style:style>
    <style:style style:name="T31" style:family="text">
      <style:text-properties fo:font-style="normal" style:text-underline-style="none" fo:font-weight="normal" officeooo:rsid="01be1bc5" style:font-style-asian="normal" style:font-weight-asian="normal" style:font-style-complex="normal" style:font-weight-complex="normal"/>
    </style:style>
    <style:style style:name="T32" style:family="text">
      <style:text-properties style:text-underline-style="none"/>
    </style:style>
    <style:style style:name="T33" style:family="text">
      <style:text-properties style:text-underline-style="none" fo:font-weight="normal" style:font-weight-asian="normal" style:font-weight-complex="normal"/>
    </style:style>
    <style:style style:name="T34" style:family="text">
      <style:text-properties style:text-underline-style="none" fo:font-weight="normal" officeooo:rsid="01a38ef1" style:font-weight-asian="normal" style:font-weight-complex="normal"/>
    </style:style>
    <style:style style:name="T35" style:family="text">
      <style:text-properties style:text-underline-style="none" fo:font-weight="normal" officeooo:rsid="01bb943c" style:font-weight-asian="normal" style:font-weight-complex="normal"/>
    </style:style>
    <style:style style:name="T36" style:family="text">
      <style:text-properties style:text-underline-style="none" fo:font-weight="normal" officeooo:rsid="01be1bc5" style:font-weight-asian="normal" style:font-weight-complex="normal"/>
    </style:style>
    <style:style style:name="T37" style:family="text">
      <style:text-properties style:text-underline-style="none" fo:font-weight="normal" officeooo:rsid="01a387df" style:font-weight-asian="normal" style:font-weight-complex="normal"/>
    </style:style>
    <style:style style:name="T38" style:family="text">
      <style:text-properties officeooo:rsid="01bb943c"/>
    </style:style>
    <style:style style:name="T39" style:family="text">
      <style:text-properties officeooo:rsid="01bc753e"/>
    </style:style>
    <style:style style:name="T40" style:family="text">
      <style:text-properties officeooo:rsid="01bca3ca"/>
    </style:style>
    <style:style style:name="T41" style:family="text">
      <style:text-properties officeooo:rsid="01be1bc5"/>
    </style:style>
    <style:style style:name="T42" style:family="text">
      <style:text-properties officeooo:rsid="01be6591"/>
    </style:style>
    <style:style style:name="T43" style:family="text">
      <style:text-properties officeooo:rsid="01bee079"/>
    </style:style>
    <style:style style:name="T44" style:family="text">
      <style:text-properties officeooo:rsid="01c4af8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Title</text:p>
      <text:h text:style-name="P20" text:outline-level="1">Definitions</text:h>
      <text:p text:style-name="P4"><text:span text:style-name="T10">def 1</text:span><text:span text:style-name="T23">: </text:span><text:span text:style-name="T24">definition 1 text</text:span><text:span text:style-name="T23"> </text:span></text:p>
      <text:p text:style-name="P5"><text:span text:style-name="T41">def 2</text:span><text:span text:style-name="T33">:</text:span><text:span text:style-name="T32"> </text:span><text:span text:style-name="T36">definition 2 text</text:span><text:span text:style-name="T35">.</text:span><text:span text:style-name="T34"> </text:span><text:span text:style-name="T20">In</text:span><text:span text:style-name="T21">line </text:span><text:span text:style-name="T22">c</text:span><text:span text:style-name="T21">ode</text:span><text:span text:style-name="T30">. </text:span><text:span text:style-name="T29"><text:s/>E.g.</text:span></text:p>
      <text:p text:style-name="P6"><text:s text:c="4"/><text:span text:style-name="T38">code code code</text:span>; </text:p>
      <text:p text:style-name="P7"/>
      <text:p text:style-name="P6"><text:s text:c="4"/>function <text:span text:style-name="T38">morecode(</text:span>){ </text:p>
      <text:p text:style-name="P6"><text:s text:c="8"/>// <text:span text:style-name="T38">indented code </text:span><text:s/>//</text:p>
      <text:p text:style-name="P6"><text:s text:c="4"/>} </text:p>
      <text:p text:style-name="P8"><text:span text:style-name="T28">-- <text:s/></text:span><text:span text:style-name="T31">Multi-line post-code-in-definition bullet 1 ....... </text:span><text:span text:style-name="T30">rgaewhuiaergi eraga rgfji agji arewiogj aergiojea rogijaerg iojaer giojawef jndfkjbvnkjabrneg euirghep gjtgj gioeraogi eorgijaer ogijerg pojiaerg jaerg ori hrswotihj</text:span></text:p>
      <text:p text:style-name="P2"><text:span text:style-name="T9">def 3</text:span><text:span text:style-name="T37">:</text:span> <text:span text:style-name="T41">definition 3 – multiline definition - aethogijrsthg rgaewhuiaergi eraga rgfji agji arewiogj aergiojea rogijaerg iojaer giojawef jndfkjbvnkjabrneg euirghep gjtgj gioeraogi eorgijaer ogijerg pojiaerg jaerg ori hrswotihj</text:span></text:p>
      <text:h text:style-name="P21" text:outline-level="1">Heading lvl 2</text:h>
      <text:p text:style-name="Code"><text:span text:style-name="Source_20_Text"><text:span text:style-name="T14">code</text:span></text:span><text:span text:style-name="Source_20_Text"><text:span text:style-name="T11"> </text:span></text:span></text:p>
      <text:p text:style-name="Code"><text:span text:style-name="Source_20_Text"><text:span text:style-name="T11"><text:tab/></text:span></text:span><text:span text:style-name="Source_20_Text"><text:span text:style-name="T14">code indent 2</text:span></text:span><text:span text:style-name="Source_20_Text"><text:span text:style-name="T11"> </text:span></text:span></text:p>
      <text:p text:style-name="Code"><text:span text:style-name="Source_20_Text"><text:span text:style-name="T11"><text:tab/></text:span></text:span><text:span text:style-name="Source_20_Text"><text:span text:style-name="T14">code indent 2</text:span></text:span></text:p>
      <text:p text:style-name="P13"><text:span text:style-name="Source_20_Text"><text:span text:style-name="T11"><text:tab/><text:tab/></text:span></text:span><text:span text:style-name="Source_20_Text"><text:span text:style-name="T14">code indent 3</text:span></text:span></text:p>
      <text:p text:style-name="P13"><text:span text:style-name="Source_20_Text"><text:span text:style-name="T11"><text:tab/></text:span></text:span><text:span text:style-name="Source_20_Text"><text:span text:style-name="T14">code indent 2</text:span></text:span></text:p>
      <text:h text:style-name="P15" text:outline-level="2">Heading lvl 3</text:h>
      <text:list xml:id="list2447912285519742361" text:style-name="L1">
        <text:list-header>
          <text:p text:style-name="P35"><text:span text:style-name="T3"><text:s text:c="4"/></text:span><text:span text:style-name="T4">code</text:span><text:span text:style-name="T1"><text:tab/><text:tab/><text:tab/><text:tab/></text:span><text:span text:style-name="T23">&lt;-- </text:span><text:span text:style-name="T26">side description 1</text:span></text:p>
          <text:p text:style-name="P24"><text:span text:style-name="T4">code indent 1</text:span><text:span text:style-name="T1"><text:tab/></text:span><text:span text:style-name="T23">&lt;-- <text:s/></text:span><text:span text:style-name="T26">side description 2</text:span></text:p>
          <text:p text:style-name="P36"><text:span text:style-name="T4">code indent 2</text:span><text:span text:style-name="T1"><text:tab/></text:span><text:span text:style-name="T23">&lt;-- </text:span><text:span text:style-name="T26">side description 3 </text:span></text:p>
          <text:p text:style-name="P38"><text:span text:style-name="T4">code indent 3<text:tab/></text:span>&lt;-- <text:span text:style-name="T42">side description 4</text:span></text:p>
          <text:p text:style-name="P40"><text:span text:style-name="T1"><text:s text:c="2"/></text:span><text:span text:style-name="T4">code indent 4<text:tab/></text:span>&lt;-- <text:span text:style-name="T42">side description 5</text:span></text:p>
          <text:p text:style-name="P37"><text:span text:style-name="T39">code indent 2<text:tab/></text:span><text:span text:style-name="T25">&lt;-- </text:span><text:span text:style-name="T26">side description </text:span><text:span text:style-name="T27">6</text:span></text:p>
        </text:list-header>
        <text:list-item>
          <text:p text:style-name="P41">list item 1</text:p>
        </text:list-item>
        <text:list-item>
          <text:p text:style-name="P39"><text:span text:style-name="T40">list item 3</text:span> <text:span text:style-name="T5">inline code</text:span></text:p>
        </text:list-item>
      </text:list>
      <text:h text:style-name="P15" text:outline-level="2">Heading lvl 3</text:h>
      <text:list xml:id="list2986093849313066836" text:style-name="L2">
        <text:list-item>
          <text:p text:style-name="P25">Bullet level 1</text:p>
          <text:list>
            <text:list-item>
              <text:p text:style-name="P25">Bullet level 2</text:p>
              <text:list>
                <text:list-item>
                  <text:p text:style-name="P25">Bullet level 3</text:p>
                </text:list-item>
              </text:list>
            </text:list-item>
          </text:list>
        </text:list-item>
        <text:list-item>
          <text:p text:style-name="P25">Bullet level 1</text:p>
        </text:list-item>
      </text:list>
      <text:p text:style-name="P11"><text:span text:style-name="Source_20_Text"><text:span text:style-name="T11"><text:tab/></text:span></text:span><text:span text:style-name="Source_20_Text"><text:span text:style-name="T12"><text:tab/></text:span></text:span><text:span text:style-name="Source_20_Text"><text:span text:style-name="T13"> </text:span></text:span><text:span text:style-name="Source_20_Text"><text:span text:style-name="T14">code indent </text:span></text:span><text:span text:style-name="Source_20_Text"><text:span text:style-name="T16">1</text:span></text:span></text:p>
      <text:p text:style-name="P10"><text:span text:style-name="Source_20_Text"><text:span text:style-name="T13"><text:tab/><text:tab/><text:tab/></text:span></text:span><text:span text:style-name="Source_20_Text"><text:span text:style-name="T14">code indent </text:span></text:span><text:span text:style-name="Source_20_Text"><text:span text:style-name="T16">2</text:span></text:span></text:p>
      <text:p text:style-name="P10"><text:span text:style-name="Source_20_Text"><text:span text:style-name="T13"><text:tab/><text:tab/><text:tab/></text:span></text:span><text:span text:style-name="Source_20_Text"><text:span text:style-name="T14">code indent </text:span></text:span><text:span text:style-name="Source_20_Text"><text:span text:style-name="T16">2</text:span></text:span></text:p>
      <text:p text:style-name="P10"><text:span text:style-name="Source_20_Text"><text:span text:style-name="T13"><text:tab/><text:tab/><text:tab/><text:tab/></text:span></text:span><text:span text:style-name="Source_20_Text"><text:span text:style-name="T14">code indent </text:span></text:span><text:span text:style-name="Source_20_Text"><text:span text:style-name="T16">3</text:span></text:span></text:p>
      <text:p text:style-name="P12"><text:span text:style-name="Source_20_Text"><text:span text:style-name="T11"><text:tab/><text:tab/><text:tab/><text:tab/><text:tab/></text:span></text:span><text:span text:style-name="Source_20_Text"><text:span text:style-name="T15">code indent </text:span></text:span><text:span text:style-name="Source_20_Text"><text:span text:style-name="T16">4</text:span></text:span></text:p>
      <text:p text:style-name="P12"><text:span text:style-name="Source_20_Text"><text:span text:style-name="T11"><text:tab/><text:tab/><text:tab/><text:tab/><text:tab/><text:tab/></text:span></text:span><text:span text:style-name="Source_20_Text"><text:span text:style-name="T15">code indent </text:span></text:span><text:span text:style-name="Source_20_Text"><text:span text:style-name="T16">5</text:span></text:span></text:p>
      <text:p text:style-name="P12"><text:span text:style-name="Source_20_Text"><text:span text:style-name="T11"><text:tab/><text:tab/><text:tab/><text:tab/><text:tab/><text:tab/></text:span></text:span><text:span text:style-name="Source_20_Text"><text:span text:style-name="T15">code indent </text:span></text:span><text:span text:style-name="Source_20_Text"><text:span text:style-name="T16">5</text:span></text:span></text:p>
      <text:p text:style-name="P12"><text:span text:style-name="Source_20_Text"><text:span text:style-name="T11"><text:tab/><text:tab/><text:tab/><text:tab/><text:tab/></text:span></text:span><text:span text:style-name="Source_20_Text"><text:span text:style-name="T15">code indent </text:span></text:span><text:span text:style-name="Source_20_Text"><text:span text:style-name="T16">4</text:span></text:span></text:p>
      <text:p text:style-name="P10"><text:span text:style-name="Source_20_Text"><text:span text:style-name="T13"><text:tab/><text:tab/><text:tab/><text:tab/></text:span></text:span><text:span text:style-name="Source_20_Text"><text:span text:style-name="T14">code indent </text:span></text:span><text:span text:style-name="Source_20_Text"><text:span text:style-name="T16">3</text:span></text:span></text:p>
      <text:p text:style-name="P10"><text:span text:style-name="Source_20_Text"><text:span text:style-name="T13"><text:tab/><text:tab/><text:tab/></text:span></text:span><text:span text:style-name="Source_20_Text"><text:span text:style-name="T14">code indent </text:span></text:span><text:span text:style-name="Source_20_Text"><text:span text:style-name="T16">2</text:span></text:span></text:p>
      <text:p text:style-name="P10"><text:span text:style-name="Source_20_Text"><text:span text:style-name="T12"><text:tab/><text:tab/></text:span></text:span><text:span text:style-name="Source_20_Text"><text:span text:style-name="T13"> </text:span></text:span><text:span text:style-name="Source_20_Text"><text:span text:style-name="T14">code indent </text:span></text:span><text:span text:style-name="Source_20_Text"><text:span text:style-name="T16">1</text:span></text:span></text:p>
      <text:h text:style-name="P22" text:outline-level="1"><text:soft-page-break/><text:span text:style-name="T6">H</text:span><text:span text:style-name="T1">eading level 1</text:span></text:h>
      <text:list xml:id="list9104068871987778221" text:style-name="L3">
        <text:list-item>
          <text:p text:style-name="P26"><text:span text:style-name="T17">A plugin is just a </text:span>set of action patterns, <text:span text:style-name="T18">grouped under a name for organization. In practice: a fn w a single param: “options”</text:span></text:p>
          <text:list>
            <text:list-item>
              <text:p text:style-name="P27">plugin def passed to the seneca.use method. <text:span text:style-name="T19">Example of simplest plugin:</text:span></text:p>
            </text:list-item>
          </text:list>
        </text:list-item>
      </text:list>
      <text:p text:style-name="Code"><text:tab/><text:tab/><text:tab/><text:tab/><text:span text:style-name="T43">post-bullet code level 1</text:span></text:p>
      <text:p text:style-name="P14"><text:tab/><text:tab/><text:tab/><text:tab/><text:tab/><text:span text:style-name="T43">post-bullet code level 2</text:span></text:p>
      <text:p text:style-name="P14"><text:tab/><text:tab/><text:tab/><text:tab/><text:span text:style-name="T43">post-bullet code level 1</text:span></text:p>
      <text:p text:style-name="P14"><text:tab/><text:tab/><text:tab/><text:tab/><text:tab/><text:tab/><text:span text:style-name="T43">post-bullet code level 4</text:span></text:p>
      <text:p text:style-name="P14"><text:tab/><text:tab/><text:tab/><text:tab/><text:span text:style-name="T43">post-bullet code level 2</text:span></text:p>
      <text:p text:style-name="Code"><text:tab/><text:tab/><text:tab/><text:tab/><text:tab/><text:span text:style-name="T43">post-bullet code level 3</text:span></text:p>
      <text:list xml:id="list5057381572268" text:continue-numbering="true" text:style-name="L3">
        <text:list-item>
          <text:p text:style-name="P28">Multiline post-code b<text:span text:style-name="T41">ullet level 1 --- </text:span>aeorgihaeorgij aerogij aergj rgji aerogji aerogji aeorgij aerogij aero gijaerogi jaer ogijaer ogij</text:p>
        </text:list-item>
        <text:list-item>
          <text:p text:style-name="P28">Multiline post-code b<text:span text:style-name="T41">ullet level 1 - </text:span>2</text:p>
        </text:list-item>
      </text:list>
      <text:h text:style-name="P16" text:outline-level="2">Heading level 3</text:h>
      <text:h text:style-name="P18" text:outline-level="3"><text:span text:style-name="T2">H</text:span><text:span text:style-name="T7">eading level 4</text:span><text:span text:style-name="T1"><text:tab/></text:span></text:h>
      <text:list xml:id="list3762567606480126831" text:style-name="L4">
        <text:list-item>
          <text:p text:style-name="P29">Bullet level 1</text:p>
        </text:list-item>
      </text:list>
      <text:h text:style-name="P16" text:outline-level="2">Heading level 3</text:h>
      <text:p text:style-name="P3"><text:tab/><text:span text:style-name="T44">code snippet subtitle 1 e.g. <text:tab/><text:tab/>history | grep ls</text:span></text:p>
      <text:list xml:id="list5058010220992" text:continue-numbering="true" text:style-name="L4">
        <text:list-item>
          <text:p text:style-name="P30">bullet level 1</text:p>
          <text:list>
            <text:list-item>
              <text:p text:style-name="P31">bullet level 2</text:p>
            </text:list-item>
          </text:list>
        </text:list-item>
        <text:list-item>
          <text:p text:style-name="P30">bullet level 1</text:p>
        </text:list-item>
      </text:list>
      <text:h text:style-name="P23" text:outline-level="1">Heading 1</text:h>
      <text:h text:style-name="P17" text:outline-level="2">Code snippet title 1 e.g. <text:tab/>history | grep ls</text:h>
      <text:list xml:id="list7493320037241181975" text:style-name="L5">
        <text:list-item>
          <text:p text:style-name="P32">Bullet level 1</text:p>
        </text:list-item>
        <text:list-item>
          <text:p text:style-name="P32">Bullet level 1</text:p>
        </text:list-item>
      </text:list>
      <text:p text:style-name="P1"><text:span text:style-name="T1"><text:tab/><text:tab/><text:tab/></text:span><text:span text:style-name="T8">post bullet code level 1</text:span></text:p>
      <text:list xml:id="list3781495904269626163" text:style-name="L6">
        <text:list-item>
          <text:p text:style-name="P33">bullet level 1</text:p>
        </text:list-item>
      </text:list>
      <text:h text:style-name="P19" text:outline-level="3">Heading level 3</text:h>
      <text:list xml:id="list7526850024171311895" text:style-name="L7">
        <text:list-item>
          <text:p text:style-name="P34">Bullet level 1</text:p>
          <text:list>
            <text:list-item>
              <text:p text:style-name="P34">bullet level 2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erif" fo:font-family="'Liberation Serif'" style:font-family-generic="roman" style:font-pitch="variable" fo:font-size="11pt" fo:font-weight="normal" officeooo:rsid="001e418a" style:font-size-asian="11pt" style:font-weight-asian="normal" style:font-size-complex="11pt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049cm" style:contextual-spacing="false" fo:line-height="120%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</style:tab-stops>
      </style:paragraph-properties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style:text-underline-style="solid" style:text-underline-width="auto" style:text-underline-color="font-color" fo:font-weight="bold" officeooo:rsid="0015a455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4.1000003814697pt" fo:font-weight="bold" style:font-size-asian="14.1000003814697pt" style:font-weight-asian="bold" style:font-size-complex="14.1000003814697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style:contextual-spacing="false" fo:text-indent="0.15cm" style:auto-text-indent="false" fo:keep-with-next="always">
        <style:tab-stops/>
      </style:paragraph-properties>
      <style:text-properties fo:color="#666666" fo:font-size="12.5pt" fo:font-weight="bold" style:font-size-asian="12.5pt" style:font-weight-asian="bold" style:font-size-complex="12.5pt" style:font-weight-complex="60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de" style:family="paragraph" style:parent-style-name="Text_20_body" style:master-page-name="">
      <style:paragraph-properties fo:margin-left="0.3cm" fo:margin-right="0cm" fo:margin-top="0cm" fo:margin-bottom="0cm" style:contextual-spacing="false" fo:line-height="110%" fo:text-indent="0cm" style:auto-text-indent="false" style:page-number="auto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</style:tab-stops>
      </style:paragraph-properties>
      <style:text-properties fo:font-size="10pt" fo:font-weight="bold" officeooo:rsid="00a45270" style:font-size-asian="10pt" style:font-weight-asian="bold" style:font-size-complex="10pt" style:font-weight-complex="600"/>
    </style:style>
    <style:style style:name="Text" style:family="paragraph" style:parent-style-name="Caption" style:class="extra"/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274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775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274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0.499cm" fo:margin-bottom="0.499cm" fo:margin-left="1.764cm" fo:margin-right="1.55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8T00:50:46.601885058</meta:creation-date>
    <meta:editing-duration>P0D</meta:editing-duration>
    <meta:editing-cycles>1</meta:editing-cycles>
    <meta:generator>LibreOffice/4.2.8.2$Linux_X86_64 LibreOffice_project/420m0$Build-2</meta:generator>
    <dc:title>Javascript tutorial document</dc:title>
    <meta:initial-creator>andfaulkner </meta:initial-creator>
    <meta:document-statistic meta:table-count="0" meta:image-count="0" meta:object-count="0" meta:page-count="2" meta:paragraph-count="69" meta:word-count="363" meta:character-count="2104" meta:non-whitespace-character-count="1702"/>
    <meta:template xlink:type="simple" xlink:actuate="onRequest" xlink:title="Javascript tutorial document" xlink:href="../../.config/libreoffice/4/user/template/Javascript%20tutorial%20document.ott" meta:date="2015-08-28T00:50:46.465212616"/>
  </office:meta>
</office:document-meta>
</file>